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5" table:formula="of:=AVERAGE([.B2:.B7])" office:value-type="float" office:value="0.575" calcext:value-type="float">
            <text:p>0.575</text:p>
          </table:table-cell>
          <table:table-cell table:style-name="ce5" table:formula="of:=AVERAGE([.C2:.C7])" office:value-type="float" office:value="0.44" calcext:value-type="float">
            <text:p>0.440</text:p>
          </table:table-cell>
          <table:table-cell table:style-name="ce5" table:formula="of:=AVERAGE([.D2:.D7])" office:value-type="float" office:value="0.445" calcext:value-type="float">
            <text:p>0.445</text:p>
          </table:table-cell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5" table:formula="of:=STDEV([.B2:.B7])" office:value-type="float" office:value="0.0070710678118654" calcext:value-type="float">
            <text:p>0.007</text:p>
          </table:table-cell>
          <table:table-cell table:style-name="ce5" table:formula="of:=STDEV([.C2:.C7])" office:value-type="float" office:value="0.240416305603426" calcext:value-type="float">
            <text:p>0.240</text:p>
          </table:table-cell>
          <table:table-cell table:style-name="ce5" table:formula="of:=STDEV([.D2:.D7])" office:value-type="float" office:value="0.190918830920368" calcext:value-type="float">
            <text:p>0.19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style-name="Default" office:value-type="string" calcext:value-type="string">
            <text:p>1 <text:s/>for the k-th fold CV, the k-th fold for test, and the (k+1)th fold for validation;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2 <text:s/>fold 0 validation and flod1 test has a same data fold;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3 validation and test has big difference, maybe because of data specialty in that fold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4 <text:s/>This is 29 patient data set, which excludes bigger cancer with size exceeding 147m*147m*147mm;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5 <text:s/>This 29 patients data, label 1s occupies whole volume at about 8%;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08:58:58.673535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10T09:07:23.349370832</dc:date>
    <meta:editing-duration>PT42M17S</meta:editing-duration>
    <meta:editing-cycles>14</meta:editing-cycles>
    <meta:document-statistic meta:table-count="1" meta:cell-count="30" meta:object-count="0"/>
  </office:meta>
</office:document-meta>
</file>